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da4" officeooo:paragraph-rsid="000abda4"/>
    </style:style>
    <style:style style:name="P2" style:family="paragraph" style:parent-style-name="Standard">
      <style:text-properties officeooo:rsid="000ba5f2" officeooo:paragraph-rsid="000ba5f2"/>
    </style:style>
    <style:style style:name="P3" style:family="paragraph" style:parent-style-name="Standard">
      <style:text-properties officeooo:rsid="000c19fe" officeooo:paragraph-rsid="000c19fe"/>
    </style:style>
    <style:style style:name="P4" style:family="paragraph" style:parent-style-name="Standard">
      <style:text-properties officeooo:rsid="000c34e5" officeooo:paragraph-rsid="000c34e5"/>
    </style:style>
    <style:style style:name="P5" style:family="paragraph" style:parent-style-name="Standard">
      <style:text-properties officeooo:rsid="000dd275" officeooo:paragraph-rsid="000dd275"/>
    </style:style>
    <style:style style:name="P6" style:family="paragraph" style:parent-style-name="Standard">
      <style:text-properties officeooo:rsid="000dd275" officeooo:paragraph-rsid="000dd275"/>
    </style:style>
    <style:style style:name="P7" style:family="paragraph" style:parent-style-name="Standard">
      <style:text-properties officeooo:rsid="000dd388" officeooo:paragraph-rsid="000dd3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re.ac.uk/download/pdf/71398928.pdf">https://core.ac.uk/download/pdf/71398928.pdf</text:a></text:p>
      <text:p text:style-name="P1"/>
      <text:p text:style-name="P2"><text:a xlink:type="simple" xlink:href="https://pdfhoney.com/compress-pdf.html#google_vignette">https://pdfhoney.com/compress-pdf.html#google_vignette</text:a></text:p>
      <text:p text:style-name="P2"/>
      <text:p text:style-name="P3"><text:a xlink:type="simple" xlink:href="https://www.researchgate.net/profile/Atiqul-Islam-Chowdhury/publication/330667113_A_Study_on_Multiple_Barcode_Detection_from_an_Image_in_Business_System/links/5c6ee993299bf1268d1b8812/A-Study-on-Multiple-Barcode-Detection-from-an-Image-in-Business-System.pdf">https://www.researchgate.net/profile/Atiqul-Islam-Chowdhury/publication/330667113_A_Study_on_Multiple_Barcode_Detection_from_an_Image_in_Business_System/links/5c6ee993299bf1268d1b8812/A-Study-on-Multiple-Barcode-Detection-from-an-Image-in-Business-System.pdf</text:a></text:p>
      <text:p text:style-name="P3"/>
      <text:p text:style-name="P4"><text:a xlink:type="simple" xlink:href="https://ieeexplore.ieee.org/stamp/stamp.jsp?tp=&amp;arnumber=6395110">https://ieeexplore.ieee.org/stamp/stamp.jsp?tp=&amp;arnumber=6395110</text:a></text:p>
      <text:p text:style-name="P4"/>
      <text:p text:style-name="P5"><text:a xlink:type="simple" xlink:href="https://ieeexplore.ieee.org/stamp/stamp.jsp?tp=&amp;arnumber=7045893">https://ieeexplore.ieee.org/stamp/stamp.jsp?tp=&amp;arnumber=7045893</text:a></text:p>
      <text:p text:style-name="P5"/>
      <text:p text:style-name="P5">Invariante escala <text:s/>y rotación: <text:a xlink:type="simple" xlink:href="https://ieeexplore.ieee.org/stamp/stamp.jsp?tp=&amp;arnumber=8228227">https://ieeexplore.ieee.org/stamp/stamp.jsp?tp=&amp;arnumber=8228227</text:a></text:p>
      <text:p text:style-name="P5"/>
      <text:p text:style-name="P7"><text:a xlink:type="simple" xlink:href="http://bit.kuas.edu.tw/~jihmsp/2021/vol12/n4/07.JIHMSP-1598.pdf">http://bit.kuas.edu.tw/~jihmsp/2021/vol12/n4/07.JIHMSP-1598.pdf</text:a></text:p>
      <text:p text:style-name="P7"/>
      <text:p text:style-name="P5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6T12:30:23.653035914</meta:creation-date>
    <dc:date>2022-07-29T11:59:13.590725529</dc:date>
    <meta:editing-duration>PT10M27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11" meta:character-count="642" meta:non-whitespace-character-count="637"/>
  </office:meta>
</office:document-meta>
</file>